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mbed a local HTML file</text:p>
      <text:p text:style-name="p"><text:a xlink:type="simple" xlink:href="http://localhost:8000/rep.test-content/testing/2.0_beta_20080822/package/embedthis.html?embed">http://localhost:8000/rep.test-content/testing/2.0_beta_20080822/package/embedthis.html?embed</text:a></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fals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Embed a local HTML fil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Embed a local HTML fil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Embed a local HTML file</dc:title>
    <meta:initial-creator>Daniel de Byl</meta:initial-creator>
    <meta:creation-date>2007-02-05T13:22:46</meta:creation-date>
    <dc:date>2008-08-22T10:22:00</dc:date>
    <dc:language>en-US</dc:language>
    <meta:editing-cycles>3</meta:editing-cycles>
    <meta:editing-duration>PT2M3S</meta:editing-duration>
    <meta:template xlink:type="simple" xlink:actuate="onRequest" xlink:href="../../../templates/ice-template.ott" xlink:title="ice-template" meta:date="2007-02-05T13:22:46"/>
    <meta:user-defined meta:name="Info 1"/>
    <meta:user-defined meta:name="Info 2"/>
    <meta:user-defined meta:name="Info 3"/>
    <meta:user-defined meta:name="Info 4"/>
    <meta:document-statistic meta:table-count="48" meta:image-count="0" meta:object-count="0" meta:page-count="1" meta:paragraph-count="54" meta:word-count="17" meta:character-count="24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